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bookmark-start text:name="_Int_KdsHFdw6"/>Especificação<text:s/>RA2<text:bookmark-end text:name="_Int_KdsHFdw6"/></text:p>
      <text:p text:style-name="Normal">Arthur Hermes, Ricardo Amaro, Valdemar Alonso</text:p>
      <text:p text:style-name="Normal"/>
      <text:p text:style-name="Normal">O projeto que foi utilizado é um sistema de zoológico onde existe toda uma estrutura de cadastro de animais<text:s/>onde pode ser cadastrado um vertebrado quanto um invertebrado, cuidados que são<text:s/>referentes<text:s/>a eles<text:s/>como por exemplo a reabilitação que está presente, uma estrutura de cadastro de<text:s/>funcionário<text:s/>juntamente<text:s/>com o tipo de funcionário que está cadastrando e o que qual tarefa ele pode realizar, como a vacinação de um determinado animal<text:s/>e<text:s/>como a<text:s/>alimentação que é feita pelo cuidador.</text:p>
      <text:p text:style-name="Normal"/>
      <text:p text:style-name="Normal">Justificativas para os Padrões de Projeto</text:p>
      <text:p text:style-name="Normal"/>
      <text:p text:style-name="Normal">Facade:</text:p>
      <text:p text:style-name="Normal">Justificativa: O padrão Facade foi utilizado para simplificar a interação do usuário com as funcionalidades do sistema de gerenciamento de animais. Ao criar a classe AnimalCareFacade, foi possível encapsular a complexidade das interfaces gráficas e subsistemas envolvidos na alimentação e reabilitação dos animais. Isso permite que os usuários interajam com o sistema de forma mais intuitiva, reduzindo a dependência entre as classes internas e melhorando a legibilidade e manutenção do código.</text:p>
      <text:p text:style-name="Normal"/>
      <text:p text:style-name="Normal">Observer:</text:p>
      <text:p text:style-name="Normal">Justificativa: O padrão Observer foi implementado para gerenciar a notificação de alimentos faltantes de maneira eficiente. Ao permitir que a classe Alimento atue como um sujeito que notifica os observadores (como os funcionários) quando há falta de alimento, o sistema se torna reativo e flexível. Essa abordagem assegura que os interessados sejam informados automaticamente sobre mudanças relevantes, melhorando a gestão de estoques e a resposta a situações críticas.</text:p>
      <text:p text:style-name="Normal"/>
      <text:p text:style-name="Normal">Adapter:</text:p>
      <text:p text:style-name="Normal">Justificativa: O padrão Adapter foi utilizado para facilitar a validação de e-mails dos funcionários. Com a criação da classe ValidadorEmailAdapter, foi possível adaptar a lógica de validação que utiliza regex sem modificar a estrutura existente da classe Funcionario. Isso promove a reutilização de código e permite a integração de novas funcionalidades de forma transparente, garantindo que a lógica de validação permaneça independente das classes que a utilizam.</text:p>
      <text:p text:style-name="Normal"/>
      <text:p text:style-name="Normal">Strategy:</text:p>
      <text:p text:style-name="Normal">Justificativa: O padrão Strategy foi implementado para fornecer uma abordagem flexível na administração de vacinas para diferentes tipos de animais. Através da criação da interface VacinaStrategy e suas implementações específicas (como VacinaMamiferoStrategy e VacinaInvertebradoStrategy), o sistema permite a troca dinâmica de estratégias de vacinação em tempo de execução. Isso facilita a extensão do sistema para incluir novos tipos de vacinas e comportamentos, promovendo a escalabilidade e a manutenção do código.</text:p>
      <text:p text:style-name="Normal"/>
      <text:p text:style-name="Normal">Dificuldades do projeto:</text:p>
      <text:p text:style-name="Normal">Uma das maiores dificuldades foi conseguir encontrar dos seis quatro que tipo de padrões que poderiam ser usados no nosso projeto, e também a criação<text:s/>e modificação do diagrama de classe do projeto pois teve que ser inserido os quatro padrões de projeto.<text:s/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MS Gothic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MS Gothic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MS Gothic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MS Gothic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MS Gothic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MS Gothic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MS Gothic" style:font-name-complex="Times New Roman" fo:color="#272727"/>
    </style:style>
    <style:style style:name="TítuloChar" style:display-name="Título Char" style:family="text" style:parent-style-name="Fonteparág.padrão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SubtítuloChar" style:display-name="Subtítulo Char" style:family="text" style:parent-style-name="Fonteparág.padrão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ítulo" style:display-name="Subtítulo" style:family="paragraph" style:parent-style-name="Normal" style:next-style-name="Normal">
      <style:text-properties style:font-name-asian="MS Gothic" style:font-name-complex="Times New Roman" fo:color="#595959" fo:font-size="14pt" style:font-size-asian="14pt" style:font-size-complex="14pt"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Textodenotadefim" style:display-name="Texto de nota de fim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extodenotaderodapé" style:display-name="Texto de nota de rodapé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cardo Amaro Pedreira</meta:initial-creator>
    <dc:creator>Ricardo Amaro Pedreira</dc:creator>
    <meta:creation-date>2024-10-15T20:06:00Z</meta:creation-date>
    <dc:date>2024-10-15T20:06:00Z</dc:date>
    <meta:template xlink:href="Normal.dotm" xlink:type="simple"/>
    <meta:editing-cycles>1</meta:editing-cycles>
    <meta:editing-duration>PT0S</meta:editing-duration>
    <meta:document-statistic meta:page-count="1" meta:paragraph-count="5" meta:word-count="448" meta:character-count="2865" meta:row-count="20" meta:non-whitespace-character-count="2422"/>
  </office:meta>
</office:document-meta>
</file>